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418e6" officeooo:paragraph-rsid="000418e6"/>
    </style:style>
    <style:style style:name="T1" style:family="text">
      <style:text-properties officeooo:rsid="0004fe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иколаев Дмитрий <text:span text:style-name="T1">Андреевич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4T16:55:04.438000000</meta:creation-date>
    <dc:date>2021-09-04T16:56:39.528000000</dc:date>
    <meta:editing-duration>PT1M35S</meta:editing-duration>
    <meta:editing-cycles>2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1" meta:word-count="3" meta:character-count="26" meta:non-whitespace-character-count="24"/>
  </office:meta>
</office:document-meta>
</file>